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81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97.51pt"/>
    </style:style>
    <style:style style:name="co5" style:family="table-column">
      <style:table-column-properties fo:break-before="auto" style:column-width="102.9pt"/>
    </style:style>
    <style:style style:name="co6" style:family="table-column">
      <style:table-column-properties fo:break-before="auto" style:column-width="135.3pt"/>
    </style:style>
    <style:style style:name="co7" style:family="table-column">
      <style:table-column-properties fo:break-before="auto" style:column-width="166.96pt"/>
    </style:style>
    <style:style style:name="co8" style:family="table-column">
      <style:table-column-properties fo:break-before="auto" style:column-width="173.14pt"/>
    </style:style>
    <style:style style:name="co9" style:family="table-column">
      <style:table-column-properties fo:break-before="auto" style:column-width="209.4pt"/>
    </style:style>
    <style:style style:name="co10" style:family="table-column">
      <style:table-column-properties fo:break-before="auto" style:column-width="215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ouble_whitebox_exp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560144668690741" calcext:value-type="float">
            <text:p>0.560144668690741</text:p>
          </table:table-cell>
          <table:table-cell office:value-type="float" office:value="0" calcext:value-type="float">
            <text:p>0</text:p>
          </table:table-cell>
          <table:table-cell office:value-type="float" office:value="0.591747629050969" calcext:value-type="float">
            <text:p>0.5917476290509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12681777678617" calcext:value-type="float">
            <text:p>0.512681777678617</text:p>
          </table:table-cell>
          <table:table-cell office:value-type="float" office:value="47" calcext:value-type="float">
            <text:p>47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985168673026168" calcext:value-type="float">
            <text:p>0.985168673026168</text:p>
          </table:table-cell>
          <table:table-cell office:value-type="float" office:value="0" calcext:value-type="float">
            <text:p>0</text:p>
          </table:table-cell>
          <table:table-cell office:value-type="float" office:value="0.767298053933539" calcext:value-type="float">
            <text:p>0.7672980539335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87075231483642" calcext:value-type="float">
            <text:p>0.587075231483642</text:p>
          </table:table-cell>
          <table:table-cell office:value-type="float" office:value="188" calcext:value-type="float">
            <text:p>188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584028923800778" calcext:value-type="float">
            <text:p>0.584028923800778</text:p>
          </table:table-cell>
          <table:table-cell office:value-type="float" office:value="0" calcext:value-type="float">
            <text:p>0</text:p>
          </table:table-cell>
          <table:table-cell office:value-type="float" office:value="0.413560685414303" calcext:value-type="float">
            <text:p>0.413560685414303</text:p>
          </table:table-cell>
          <table:table-cell office:value-type="float" office:value="0" calcext:value-type="float">
            <text:p>0</text:p>
          </table:table-cell>
          <table:table-cell office:value-type="float" office:value="0.0763007402034213" calcext:value-type="float">
            <text:p>0.076300740203421</text:p>
          </table:table-cell>
          <table:table-cell office:value-type="float" office:value="0.385448431178118" calcext:value-type="float">
            <text:p>0.385448431178118</text:p>
          </table:table-cell>
          <table:table-cell office:value-type="float" office:value="275" calcext:value-type="float">
            <text:p>275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33014200938098" calcext:value-type="float">
            <text:p>0.013301420093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09317633643444" calcext:value-type="float">
            <text:p>0.010931763364344</text:p>
          </table:table-cell>
          <table:table-cell office:value-type="float" office:value="82" calcext:value-type="float">
            <text:p>82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06365576247802" calcext:value-type="float">
            <text:p>0.206365576247802</text:p>
          </table:table-cell>
          <table:table-cell office:value-type="float" office:value="0" calcext:value-type="float">
            <text:p>0</text:p>
          </table:table-cell>
          <table:table-cell office:value-type="float" office:value="0.214665661420415" calcext:value-type="float">
            <text:p>0.2146656614204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74039347011219" calcext:value-type="float">
            <text:p>0.174039347011219</text:p>
          </table:table-cell>
          <table:table-cell office:value-type="float" office:value="292" calcext:value-type="float">
            <text:p>292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43" calcext:value-type="float">
            <text:p>443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760996812303562" calcext:value-type="float">
            <text:p>0.760996812303562</text:p>
          </table:table-cell>
          <table:table-cell office:value-type="float" office:value="0" calcext:value-type="float">
            <text:p>0</text:p>
          </table:table-cell>
          <table:table-cell office:value-type="float" office:value="0.588437668829567" calcext:value-type="float">
            <text:p>0.5884376688295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53971292006094" calcext:value-type="float">
            <text:p>0.453971292006094</text:p>
          </table:table-cell>
          <table:table-cell office:value-type="float" office:value="189" calcext:value-type="float">
            <text:p>189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746972551683993" calcext:value-type="float">
            <text:p>0.746972551683993</text:p>
          </table:table-cell>
          <table:table-cell office:value-type="float" office:value="0.543902669861792" calcext:value-type="float">
            <text:p>0.543902669861792</text:p>
          </table:table-cell>
          <table:table-cell office:value-type="float" office:value="0.6340242972184" calcext:value-type="float">
            <text:p>0.6340242972184</text:p>
          </table:table-cell>
          <table:table-cell office:value-type="float" office:value="0.371934421496194" calcext:value-type="float">
            <text:p>0.371934421496194</text:p>
          </table:table-cell>
          <table:table-cell office:value-type="float" office:value="0.283302120428822" calcext:value-type="float">
            <text:p>0.283302120428822</text:p>
          </table:table-cell>
          <table:table-cell office:value-type="float" office:value="0.482935747336321" calcext:value-type="float">
            <text:p>0.482935747336321</text:p>
          </table:table-cell>
          <table:table-cell office:value-type="float" office:value="213" calcext:value-type="float">
            <text:p>21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09827939505932" calcext:value-type="float">
            <text:p>0.1098279395059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8735936414917" calcext:value-type="float">
            <text:p>0.086873593641492</text:p>
          </table:table-cell>
          <table:table-cell office:value-type="float" office:value="366" calcext:value-type="float">
            <text:p>366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912851829741535" calcext:value-type="float">
            <text:p>0.912851829741535</text:p>
          </table:table-cell>
          <table:table-cell office:value-type="float" office:value="0" calcext:value-type="float">
            <text:p>0</text:p>
          </table:table-cell>
          <table:table-cell office:value-type="float" office:value="0.767467947711383" calcext:value-type="float">
            <text:p>0.767467947711383</text:p>
          </table:table-cell>
          <table:table-cell office:value-type="float" office:value="0" calcext:value-type="float">
            <text:p>0</text:p>
          </table:table-cell>
          <table:table-cell office:value-type="float" office:value="0.0100949542944477" calcext:value-type="float">
            <text:p>0.010094954294448</text:p>
          </table:table-cell>
          <table:table-cell office:value-type="float" office:value="0.644649830394902" calcext:value-type="float">
            <text:p>0.644649830394902</text:p>
          </table:table-cell>
          <table:table-cell office:value-type="float" office:value="443" calcext:value-type="float">
            <text:p>443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0.562390549005119" calcext:value-type="float">
            <text:p>0.562390549005119</text:p>
          </table:table-cell>
          <table:table-cell office:value-type="float" office:value="0.354828930494716" calcext:value-type="float">
            <text:p>0.354828930494716</text:p>
          </table:table-cell>
          <table:table-cell office:value-type="float" office:value="0.550060813564832" calcext:value-type="float">
            <text:p>0.550060813564832</text:p>
          </table:table-cell>
          <table:table-cell office:value-type="float" office:value="0.24940989254482" calcext:value-type="float">
            <text:p>0.24940989254482</text:p>
          </table:table-cell>
          <table:table-cell office:value-type="float" office:value="0.188576133101392" calcext:value-type="float">
            <text:p>0.188576133101392</text:p>
          </table:table-cell>
          <table:table-cell office:value-type="float" office:value="0.421556069729657" calcext:value-type="float">
            <text:p>0.421556069729657</text:p>
          </table:table-cell>
          <table:table-cell office:value-type="float" office:value="66" calcext:value-type="float">
            <text:p>66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703" calcext:value-type="float">
            <text:p>703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910574094037904" calcext:value-type="float">
            <text:p>0.910574094037904</text:p>
          </table:table-cell>
          <table:table-cell office:value-type="float" office:value="0" calcext:value-type="float">
            <text:p>0</text:p>
          </table:table-cell>
          <table:table-cell office:value-type="float" office:value="0.81210087674505" calcext:value-type="float">
            <text:p>0.81210087674505</text:p>
          </table:table-cell>
          <table:table-cell office:value-type="float" office:value="0.00313187223895619" calcext:value-type="float">
            <text:p>0.003131872238956</text:p>
          </table:table-cell>
          <table:table-cell office:value-type="float" office:value="0.0287732780829604" calcext:value-type="float">
            <text:p>0.02877327808296</text:p>
          </table:table-cell>
          <table:table-cell office:value-type="float" office:value="0.688663282650729" calcext:value-type="float">
            <text:p>0.68866328265072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272570479851793" calcext:value-type="float">
            <text:p>0.272570479851793</text:p>
          </table:table-cell>
          <table:table-cell office:value-type="float" office:value="0" calcext:value-type="float">
            <text:p>0</text:p>
          </table:table-cell>
          <table:table-cell office:value-type="float" office:value="0.185463902775267" calcext:value-type="float">
            <text:p>0.18546390277526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2839179389208" calcext:value-type="float">
            <text:p>0.12839179389208</text:p>
          </table:table-cell>
          <table:table-cell office:value-type="float" office:value="575" calcext:value-type="float">
            <text:p>575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655011442556392" calcext:value-type="float">
            <text:p>0.655011442556392</text:p>
          </table:table-cell>
          <table:table-cell office:value-type="float" office:value="0" calcext:value-type="float">
            <text:p>0</text:p>
          </table:table-cell>
          <table:table-cell office:value-type="float" office:value="0.475266836370175" calcext:value-type="float">
            <text:p>0.475266836370175</text:p>
          </table:table-cell>
          <table:table-cell office:value-type="float" office:value="0.0527527381208707" calcext:value-type="float">
            <text:p>0.052752738120871</text:p>
          </table:table-cell>
          <table:table-cell office:value-type="float" office:value="0.0467619273236377" calcext:value-type="float">
            <text:p>0.046761927323638</text:p>
          </table:table-cell>
          <table:table-cell office:value-type="float" office:value="0.421293643767936" calcext:value-type="float">
            <text:p>0.421293643767936</text:p>
          </table:table-cell>
          <table:table-cell office:value-type="float" office:value="133" calcext:value-type="float">
            <text:p>133</text:p>
          </table:table-cell>
          <table:table-cell table:number-columns-repeated="3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80801306208645" calcext:value-type="float">
            <text:p>0.480801306208645</text:p>
          </table:table-cell>
          <table:table-cell office:value-type="float" office:value="0" calcext:value-type="float">
            <text:p>0</text:p>
          </table:table-cell>
          <table:table-cell office:value-type="float" office:value="0.346711612124711" calcext:value-type="float">
            <text:p>0.3467116121247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6922184976442" calcext:value-type="float">
            <text:p>0.296922184976442</text:p>
          </table:table-cell>
          <table:table-cell office:value-type="float" office:value="648" calcext:value-type="float">
            <text:p>648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807184253525027" calcext:value-type="float">
            <text:p>0.807184253525027</text:p>
          </table:table-cell>
          <table:table-cell office:value-type="float" office:value="0.404856915582361" calcext:value-type="float">
            <text:p>0.404856915582361</text:p>
          </table:table-cell>
          <table:table-cell office:value-type="float" office:value="0.684535424974945" calcext:value-type="float">
            <text:p>0.684535424974945</text:p>
          </table:table-cell>
          <table:table-cell office:value-type="float" office:value="0.262817181522729" calcext:value-type="float">
            <text:p>0.262817181522729</text:p>
          </table:table-cell>
          <table:table-cell office:value-type="float" office:value="0.227199258551744" calcext:value-type="float">
            <text:p>0.227199258551744</text:p>
          </table:table-cell>
          <table:table-cell office:value-type="float" office:value="0.59609715521609" calcext:value-type="float">
            <text:p>0.59609715521609</text:p>
          </table:table-cell>
          <table:table-cell office:value-type="float" office:value="48" calcext:value-type="float">
            <text:p>48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88588198648478" calcext:value-type="float">
            <text:p>0.88588198648478</text:p>
          </table:table-cell>
          <table:table-cell office:value-type="float" office:value="0" calcext:value-type="float">
            <text:p>0</text:p>
          </table:table-cell>
          <table:table-cell office:value-type="float" office:value="0.612662648702362" calcext:value-type="float">
            <text:p>0.612662648702362</text:p>
          </table:table-cell>
          <table:table-cell office:value-type="float" office:value="0" calcext:value-type="float">
            <text:p>0</text:p>
          </table:table-cell>
          <table:table-cell office:value-type="float" office:value="0.0433640803772416" calcext:value-type="float">
            <text:p>0.043364080377242</text:p>
          </table:table-cell>
          <table:table-cell office:value-type="float" office:value="0.450350466392135" calcext:value-type="float">
            <text:p>0.450350466392135</text:p>
          </table:table-cell>
          <table:table-cell office:value-type="float" office:value="360" calcext:value-type="float">
            <text:p>360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170797291577333" calcext:value-type="float">
            <text:p>0.170797291577333</text:p>
          </table:table-cell>
          <table:table-cell office:value-type="float" office:value="0" calcext:value-type="float">
            <text:p>0</text:p>
          </table:table-cell>
          <table:table-cell office:value-type="float" office:value="0.167753509436842" calcext:value-type="float">
            <text:p>0.1677535094368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41185203544896" calcext:value-type="float">
            <text:p>0.141185203544896</text:p>
          </table:table-cell>
          <table:table-cell office:value-type="float" office:value="185" calcext:value-type="float">
            <text:p>18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0.15188574646846" calcext:value-type="float">
            <text:p>0.15188574646846</text:p>
          </table:table-cell>
          <table:table-cell office:value-type="float" office:value="0" calcext:value-type="float">
            <text:p>0</text:p>
          </table:table-cell>
          <table:table-cell office:value-type="float" office:value="0.100393635255234" calcext:value-type="float">
            <text:p>0.100393635255234</text:p>
          </table:table-cell>
          <table:table-cell office:value-type="float" office:value="0.0864526141620079" calcext:value-type="float">
            <text:p>0.086452614162008</text:p>
          </table:table-cell>
          <table:table-cell office:value-type="float" office:value="0.0674101327900918" calcext:value-type="float">
            <text:p>0.067410132790092</text:p>
          </table:table-cell>
          <table:table-cell office:value-type="float" office:value="0.0782804354666862" calcext:value-type="float">
            <text:p>0.078280435466686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28" calcext:value-type="float">
            <text:p>7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0.376044859349498" calcext:value-type="float">
            <text:p>0.376044859349498</text:p>
          </table:table-cell>
          <table:table-cell office:value-type="float" office:value="0.891383272276087" calcext:value-type="float">
            <text:p>0.891383272276087</text:p>
          </table:table-cell>
          <table:table-cell office:value-type="float" office:value="0.253558069023242" calcext:value-type="float">
            <text:p>0.253558069023242</text:p>
          </table:table-cell>
          <table:table-cell office:value-type="float" office:value="0.352583696849153" calcext:value-type="float">
            <text:p>0.352583696849153</text:p>
          </table:table-cell>
          <table:table-cell office:value-type="float" office:value="0.873127830815167" calcext:value-type="float">
            <text:p>0.87312783081516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0.394062252059437" calcext:value-type="float">
            <text:p>0.394062252059437</text:p>
          </table:table-cell>
          <table:table-cell office:value-type="float" office:value="0.231456296148005" calcext:value-type="float">
            <text:p>0.231456296148005</text:p>
          </table:table-cell>
          <table:table-cell office:value-type="float" office:value="0.260250571060167" calcext:value-type="float">
            <text:p>0.260250571060167</text:p>
          </table:table-cell>
          <table:table-cell office:value-type="float" office:value="0.152860703945081" calcext:value-type="float">
            <text:p>0.152860703945081</text:p>
          </table:table-cell>
          <table:table-cell office:value-type="float" office:value="0.110285362590443" calcext:value-type="float">
            <text:p>0.110285362590443</text:p>
          </table:table-cell>
          <table:table-cell office:value-type="float" office:value="0.246543361911201" calcext:value-type="float">
            <text:p>0.24654336191120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0.819911441842224" calcext:value-type="float">
            <text:p>0.819911441842224</text:p>
          </table:table-cell>
          <table:table-cell office:value-type="float" office:value="0" calcext:value-type="float">
            <text:p>0</text:p>
          </table:table-cell>
          <table:table-cell office:value-type="float" office:value="0.711124390024738" calcext:value-type="float">
            <text:p>0.711124390024738</text:p>
          </table:table-cell>
          <table:table-cell office:value-type="float" office:value="0" calcext:value-type="float">
            <text:p>0</text:p>
          </table:table-cell>
          <table:table-cell office:value-type="float" office:value="0.101378224359971" calcext:value-type="float">
            <text:p>0.101378224359971</text:p>
          </table:table-cell>
          <table:table-cell office:value-type="float" office:value="0.588660110975766" calcext:value-type="float">
            <text:p>0.58866011097576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39876403888166" calcext:value-type="float">
            <text:p>0.39876403888166</text:p>
          </table:table-cell>
          <table:table-cell office:value-type="float" office:value="0" calcext:value-type="float">
            <text:p>0</text:p>
          </table:table-cell>
          <table:table-cell office:value-type="float" office:value="0.372731620062246" calcext:value-type="float">
            <text:p>0.372731620062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07682640287019" calcext:value-type="float">
            <text:p>0.307682640287019</text:p>
          </table:table-cell>
          <table:table-cell office:value-type="float" office:value="467" calcext:value-type="float">
            <text:p>46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310867051365355" calcext:value-type="float">
            <text:p>0.031086705136536</text:p>
          </table:table-cell>
          <table:table-cell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27312862204821" calcext:value-type="float">
            <text:p>0.427312862204821</text:p>
          </table:table-cell>
          <table:table-cell office:value-type="float" office:value="0" calcext:value-type="float">
            <text:p>0</text:p>
          </table:table-cell>
          <table:table-cell office:value-type="float" office:value="0.305469718060851" calcext:value-type="float">
            <text:p>0.305469718060851</text:p>
          </table:table-cell>
          <table:table-cell office:value-type="float" office:value="0.22707122188499" calcext:value-type="float">
            <text:p>0.22707122188499</text:p>
          </table:table-cell>
          <table:table-cell office:value-type="float" office:value="0" calcext:value-type="float">
            <text:p>0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027" calcext:value-type="float">
            <text:p>102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0.491067613877762" calcext:value-type="float">
            <text:p>0.491067613877762</text:p>
          </table:table-cell>
          <table:table-cell office:value-type="float" office:value="0.225186452633437" calcext:value-type="float">
            <text:p>0.225186452633437</text:p>
          </table:table-cell>
          <table:table-cell office:value-type="float" office:value="0.394295171199528" calcext:value-type="float">
            <text:p>0.394295171199528</text:p>
          </table:table-cell>
          <table:table-cell office:value-type="float" office:value="0.392134717535211" calcext:value-type="float">
            <text:p>0.392134717535211</text:p>
          </table:table-cell>
          <table:table-cell office:value-type="float" office:value="0.416694369773661" calcext:value-type="float">
            <text:p>0.416694369773661</text:p>
          </table:table-cell>
          <table:table-cell office:value-type="float" office:value="0.32858669235956" calcext:value-type="float">
            <text:p>0.32858669235956</text:p>
          </table:table-cell>
          <table:table-cell office:value-type="float" office:value="34" calcext:value-type="float">
            <text:p>34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478" calcext:value-type="float">
            <text:p>247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425505827024814" calcext:value-type="float">
            <text:p>0.425505827024814</text:p>
          </table:table-cell>
          <table:table-cell office:value-type="float" office:value="0" calcext:value-type="float">
            <text:p>0</text:p>
          </table:table-cell>
          <table:table-cell office:value-type="float" office:value="0.296063344143385" calcext:value-type="float">
            <text:p>0.2960633441433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64725678905166" calcext:value-type="float">
            <text:p>0.264725678905166</text:p>
          </table:table-cell>
          <table:table-cell office:value-type="float" office:value="398" calcext:value-type="float">
            <text:p>398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04574064070915" calcext:value-type="float">
            <text:p>0.604574064070915</text:p>
          </table:table-cell>
          <table:table-cell office:value-type="float" office:value="0" calcext:value-type="float">
            <text:p>0</text:p>
          </table:table-cell>
          <table:table-cell office:value-type="float" office:value="0.463035649904578" calcext:value-type="float">
            <text:p>0.4630356499045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89987908637218" calcext:value-type="float">
            <text:p>0.389987908637218</text:p>
          </table:table-cell>
          <table:table-cell office:value-type="float" office:value="465" calcext:value-type="float">
            <text:p>465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648" calcext:value-type="float">
            <text:p>64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0.537200539037681" calcext:value-type="float">
            <text:p>0.537200539037681</text:p>
          </table:table-cell>
          <table:table-cell office:value-type="float" office:value="0" calcext:value-type="float">
            <text:p>0</text:p>
          </table:table-cell>
          <table:table-cell office:value-type="float" office:value="0.434879984252943" calcext:value-type="float">
            <text:p>0.434879984252943</text:p>
          </table:table-cell>
          <table:table-cell office:value-type="float" office:value="0.0366723760810459" calcext:value-type="float">
            <text:p>0.036672376081046</text:p>
          </table:table-cell>
          <table:table-cell office:value-type="float" office:value="0.0297827088214911" calcext:value-type="float">
            <text:p>0.029782708821491</text:p>
          </table:table-cell>
          <table:table-cell office:value-type="float" office:value="0.409003607862992" calcext:value-type="float">
            <text:p>0.409003607862992</text:p>
          </table:table-cell>
          <table:table-cell office:value-type="float" office:value="57" calcext:value-type="float">
            <text:p>57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517" calcext:value-type="float">
            <text:p>517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5190747596024" calcext:value-type="float">
            <text:p>0.85190747596024</text:p>
          </table:table-cell>
          <table:table-cell office:value-type="float" office:value="0.195653732608658" calcext:value-type="float">
            <text:p>0.195653732608658</text:p>
          </table:table-cell>
          <table:table-cell office:value-type="float" office:value="0.163518696387994" calcext:value-type="float">
            <text:p>0.163518696387994</text:p>
          </table:table-cell>
          <table:table-cell office:value-type="float" office:value="0.711986416281842" calcext:value-type="float">
            <text:p>0.711986416281842</text:p>
          </table:table-cell>
          <table:table-cell office:value-type="float" office:value="56" calcext:value-type="float">
            <text:p>56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135475046418536" calcext:value-type="float">
            <text:p>0.135475046418536</text:p>
          </table:table-cell>
          <table:table-cell office:value-type="float" office:value="0.189453150459427" calcext:value-type="float">
            <text:p>0.189453150459427</text:p>
          </table:table-cell>
          <table:table-cell office:value-type="float" office:value="0.10552686396274" calcext:value-type="float">
            <text:p>0.10552686396274</text:p>
          </table:table-cell>
          <table:table-cell office:value-type="float" office:value="0.290794078102043" calcext:value-type="float">
            <text:p>0.290794078102043</text:p>
          </table:table-cell>
          <table:table-cell office:value-type="float" office:value="0.263910804157964" calcext:value-type="float">
            <text:p>0.263910804157964</text:p>
          </table:table-cell>
          <table:table-cell office:value-type="float" office:value="0.293242346232287" calcext:value-type="float">
            <text:p>0.293242346232287</text:p>
          </table:table-cell>
          <table:table-cell office:value-type="float" office:value="33" calcext:value-type="float">
            <text:p>33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904" calcext:value-type="float">
            <text:p>904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608550155577861" calcext:value-type="float">
            <text:p>0.608550155577861</text:p>
          </table:table-cell>
          <table:table-cell office:value-type="float" office:value="0" calcext:value-type="float">
            <text:p>0</text:p>
          </table:table-cell>
          <table:table-cell office:value-type="float" office:value="0.40923210465997" calcext:value-type="float">
            <text:p>0.40923210465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48384588913401" calcext:value-type="float">
            <text:p>0.348384588913401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346" calcext:value-type="float">
            <text:p>134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168254894514161" calcext:value-type="float">
            <text:p>0.168254894514161</text:p>
          </table:table-cell>
          <table:table-cell office:value-type="float" office:value="121" calcext:value-type="float">
            <text:p>121</text:p>
          </table:table-cell>
          <table:table-cell table:number-columns-repeated="2"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220505382990697" calcext:value-type="float">
            <text:p>0.220505382990697</text:p>
          </table:table-cell>
          <table:table-cell office:value-type="float" office:value="943" calcext:value-type="float">
            <text:p>943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0.6967379911395" calcext:value-type="float">
            <text:p>0.6967379911395</text:p>
          </table:table-cell>
          <table:table-cell office:value-type="float" office:value="0.110049193440364" calcext:value-type="float">
            <text:p>0.110049193440364</text:p>
          </table:table-cell>
          <table:table-cell office:value-type="float" office:value="0.66314971243545" calcext:value-type="float">
            <text:p>0.66314971243545</text:p>
          </table:table-cell>
          <table:table-cell office:value-type="float" office:value="0.217652347910966" calcext:value-type="float">
            <text:p>0.217652347910966</text:p>
          </table:table-cell>
          <table:table-cell office:value-type="float" office:value="0.176801258771105" calcext:value-type="float">
            <text:p>0.176801258771105</text:p>
          </table:table-cell>
          <table:table-cell office:value-type="float" office:value="0.656379218131702" calcext:value-type="float">
            <text:p>0.65637921813170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0.0634330612228058" calcext:value-type="float">
            <text:p>0.063433061222806</text:p>
          </table:table-cell>
          <table:table-cell office:value-type="float" office:value="359" calcext:value-type="float">
            <text:p>359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688786133542006" calcext:value-type="float">
            <text:p>0.6887861335420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30447538044224" calcext:value-type="float">
            <text:p>0.530447538044224</text:p>
          </table:table-cell>
          <table:table-cell office:value-type="float" office:value="247" calcext:value-type="float">
            <text:p>247</text:p>
          </table:table-cell>
          <table:table-cell office:value-type="float" office:value="0.4" calcext:value-type="float">
            <text:p>0.4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1218" calcext:value-type="float">
            <text:p>1218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AVERAGE([.A2:.A51])" office:value-type="float" office:value="0.2" calcext:value-type="float">
            <text:p>0.2</text:p>
          </table:table-cell>
          <table:table-cell table:formula="of:=AVERAGE([.B2:.B51])" office:value-type="float" office:value="0.074" calcext:value-type="float">
            <text:p>0.074</text:p>
          </table:table-cell>
          <table:table-cell table:formula="of:=AVERAGE([.C2:.C51])" office:value-type="float" office:value="0.355309503102808" calcext:value-type="float">
            <text:p>0.355309503102808</text:p>
          </table:table-cell>
          <table:table-cell table:formula="of:=AVERAGE([.D2:.D51])" office:value-type="float" office:value="0.0572618266034884" calcext:value-type="float">
            <text:p>0.057261826603489</text:p>
          </table:table-cell>
          <table:table-cell table:formula="of:=AVERAGE([.E2:.E51])" office:value-type="float" office:value="0.291552937132236" calcext:value-type="float">
            <text:p>0.291552937132236</text:p>
          </table:table-cell>
          <table:table-cell table:formula="of:=AVERAGE([.F2:.F51])" office:value-type="float" office:value="0.0574258892670535" calcext:value-type="float">
            <text:p>0.057425889267054</text:p>
          </table:table-cell>
          <table:table-cell table:formula="of:=AVERAGE([.G2:.G51])" office:value-type="float" office:value="0.0568979134777413" calcext:value-type="float">
            <text:p>0.056897913477741</text:p>
          </table:table-cell>
          <table:table-cell table:formula="of:=AVERAGE([.H2:.H51])" office:value-type="float" office:value="0.259245970556332" calcext:value-type="float">
            <text:p>0.259245970556332</text:p>
          </table:table-cell>
          <table:table-cell table:formula="of:=AVERAGE([.I2:.I51])" office:value-type="float" office:value="395.7" calcext:value-type="float">
            <text:p>395.7</text:p>
          </table:table-cell>
          <table:table-cell table:formula="of:=AVERAGE([.J2:.J51])" office:value-type="float" office:value="0.328" calcext:value-type="float">
            <text:p>0.328</text:p>
          </table:table-cell>
          <table:table-cell table:formula="of:=AVERAGE([.K2:.K51])" office:value-type="float" office:value="0.072" calcext:value-type="float">
            <text:p>0.072</text:p>
          </table:table-cell>
          <table:table-cell table:formula="of:=AVERAGE([.L2:.L51])" office:value-type="float" office:value="0.068" calcext:value-type="float">
            <text:p>0.068</text:p>
          </table:table-cell>
          <table:table-cell table:formula="of:=AVERAGE([.M2:.M51])" office:value-type="float" office:value="0.08" calcext:value-type="float">
            <text:p>0.08</text:p>
          </table:table-cell>
        </table:table-row>
        <table:table-row table:style-name="ro1">
          <table:table-cell table:formula="of:=STDEV([.A2:.A51])" office:value-type="float" office:value="0.192724822331886" calcext:value-type="float">
            <text:p>0.192724822331886</text:p>
          </table:table-cell>
          <table:table-cell table:formula="of:=STDEV([.B2:.B51])" office:value-type="float" office:value="0.112140582324516" calcext:value-type="float">
            <text:p>0.112140582324516</text:p>
          </table:table-cell>
          <table:table-cell table:formula="of:=STDEV([.C2:.C51])" office:value-type="float" office:value="0.367884840862669" calcext:value-type="float">
            <text:p>0.367884840862669</text:p>
          </table:table-cell>
          <table:table-cell table:formula="of:=STDEV([.D2:.D51])" office:value-type="float" office:value="0.135374556898379" calcext:value-type="float">
            <text:p>0.135374556898379</text:p>
          </table:table-cell>
          <table:table-cell table:formula="of:=STDEV([.E2:.E51])" office:value-type="float" office:value="0.301431890684904" calcext:value-type="float">
            <text:p>0.301431890684904</text:p>
          </table:table-cell>
          <table:table-cell table:formula="of:=STDEV([.F2:.F51])" office:value-type="float" office:value="0.112602961236008" calcext:value-type="float">
            <text:p>0.112602961236008</text:p>
          </table:table-cell>
          <table:table-cell table:formula="of:=STDEV([.G2:.G51])" office:value-type="float" office:value="0.103251757476238" calcext:value-type="float">
            <text:p>0.103251757476238</text:p>
          </table:table-cell>
          <table:table-cell table:formula="of:=STDEV([.H2:.H51])" office:value-type="float" office:value="0.250550594185072" calcext:value-type="float">
            <text:p>0.250550594185072</text:p>
          </table:table-cell>
          <table:table-cell table:formula="of:=STDEV([.I2:.I51])" office:value-type="float" office:value="435.189672465246" calcext:value-type="float">
            <text:p>435.189672465246</text:p>
          </table:table-cell>
          <table:table-cell table:formula="of:=STDEV([.J2:.J51])" office:value-type="float" office:value="0.32766334141329" calcext:value-type="float">
            <text:p>0.32766334141329</text:p>
          </table:table-cell>
          <table:table-cell table:formula="of:=STDEV([.K2:.K51])" office:value-type="float" office:value="0.119591140208322" calcext:value-type="float">
            <text:p>0.119591140208322</text:p>
          </table:table-cell>
          <table:table-cell table:formula="of:=STDEV([.L2:.L51])" office:value-type="float" office:value="0.111465195446464" calcext:value-type="float">
            <text:p>0.111465195446464</text:p>
          </table:table-cell>
          <table:table-cell table:formula="of:=STDEV([.M2:.M51])" office:value-type="float" office:value="0.151185789203691" calcext:value-type="float">
            <text:p>0.151185789203691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cision_recall_exp</text:p>
          </table:table-cell>
          <table:table-cell office:value-type="string" calcext:value-type="string">
            <text:p>precision_recall_baseline</text:p>
          </table:table-cell>
          <table:table-cell office:value-type="string" calcext:value-type="string">
            <text:p>exp_ndcg_at_3</text:p>
          </table:table-cell>
          <table:table-cell office:value-type="string" calcext:value-type="string">
            <text:p>baseline_ndcg_at_3</text:p>
          </table:table-cell>
          <table:table-cell office:value-type="string" calcext:value-type="string">
            <text:p>exp_ndcg_at_5</text:p>
          </table:table-cell>
          <table:table-cell office:value-type="string" calcext:value-type="string">
            <text:p>baseline_ndcg_at_5</text:p>
          </table:table-cell>
          <table:table-cell office:value-type="string" calcext:value-type="string">
            <text:p>baseline_ndcg_at_10</text:p>
          </table:table-cell>
          <table:table-cell office:value-type="string" calcext:value-type="string">
            <text:p>exp_ndcg_at_10</text:p>
          </table:table-cell>
          <table:table-cell office:value-type="string" calcext:value-type="string">
            <text:p>number_item_rated_by_user</text:p>
          </table:table-cell>
          <table:table-cell office:value-type="string" calcext:value-type="string">
            <text:p>precision_recall_in_k_neighborhood</text:p>
          </table:table-cell>
          <table:table-cell office:value-type="string" calcext:value-type="string">
            <text:p>precision_recall_out_k_neighborhood</text:p>
          </table:table-cell>
          <table:table-cell office:value-type="string" calcext:value-type="string">
            <text:p>precision_recall_baseline_in_k_neighborhood</text:p>
          </table:table-cell>
          <table:table-cell office:value-type="string" calcext:value-type="string">
            <text:p>precision_recall_baseline_out_k_neighborhoo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5">00/00/0000</text:date>, <text:time style:data-style-name="N2" text:time-value="13:17:26.357151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5T13:29:51.678579127</dc:date>
    <meta:editing-duration>PT5M11S</meta:editing-duration>
    <meta:editing-cycles>2</meta:editing-cycles>
    <meta:generator>LibreOffice/6.0.7.3$Linux_X86_64 LibreOffice_project/00m0$Build-3</meta:generator>
    <meta:document-statistic meta:table-count="1" meta:cell-count="702" meta:object-count="0"/>
  </office:meta>
</office:document-meta>
</file>